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 style:list-style-name="Numbering_20_1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utilisation"/>C<text:bookmark-end text:name="utilisation"/>ontraintes</text:h>
      <text:p text:style-name="Text_20_body">L'utilisation des contraintes est décrite dans <text:a xlink:type="simple" xlink:href="http://www.freedom-ecm.org/freedom_2.14/admin/family/contrainte_attribut">le manuel des familles</text:a>.</text:p>
      <text:h text:style-name="Heading_20_3" text:outline-level="3"><text:bookmark-start text:name="la_fonction_de_controle"/>La fonction de contrôle<text:bookmark-end text:name="la_fonction_de_controle"/></text:h>
      <text:p text:style-name="Text_20_body">La fonction de contrôle déclenchée est une méthode du document. Son prototype standard est le suivant : </text:p>
      <text:p text:style-name="Preformatted_20_Text">public function ma_contrainte([P,[P,[...]]) {<text:line-break/><text:line-break/> <text:s text:c="2"/>$error_message = "";<text:line-break/> <text:s text:c="2"/>$proposal = array();<text:line-break/><text:line-break/> <text:s text:c="2"/>// ... some code ...<text:line-break/><text:line-break/> <text:s/>if ($this-&gt;getValue("fam_attr")=12 &amp;&amp; $P&lt;0) {<text:line-break/> <text:s text:c="4"/>$error_message = "Invalid value given ($P)";<text:line-break/> <text:s text:c="4"/>$proposal[] = "10";<text:line-break/> <text:s text:c="4"/>$proposal[] = "12";<text:line-break/> <text:s/>}<text:line-break/><text:line-break/> <text:s text:c="2"/>// ... some code ...<text:line-break/><text:line-break/> <text:s/>return array( "err" =&gt; $error_message,<text:line-break/> <text:s text:c="15"/>"sug" =&gt; $proposal );<text:line-break/>}<text:line-break/></text:p>
      <text:p text:style-name="Text_20_body">Cette méthode doit retourner un tableau avec deux entrées. Une entrée “err” qui contient le message d'erreur de la contrainte. S'il n'y a pas d'erreur le message d'erreur doit être vide.</text:p>
      <text:h text:style-name="Heading_20_3" text:outline-level="3"><text:bookmark-start text:name="contrainte_systeme"/>Contrainte système<text:bookmark-end text:name="contrainte_systeme"/></text:h>
      <text:p text:style-name="Text_20_body">La classe documentaire mets à disposition des contraintes pré-définies:</text:p>
      <text:list xml:id="list1788656934" text:style-name="Numbering_20_1">
        <text:list-item>
          <text:p text:style-name="P1">::parseMail($mail) - permet de teste la valider d'une adresse email</text:p>
        </text:list-item>
        <text:list-item>
          <text:p text:style-name="P1">::isFutureDate($date) - vérifie que la date est dans le futur</text:p>
        </text:list-item>
      </text:list>
      <text:list xml:id="list387138356" text:style-name="Numbering_20_1">
        <text:list-item>
          <text:p text:style-name="P1">::isFloat($x,$min,$max) - teste si le nombre est compris entre min et max</text:p>
        </text:list-item>
        <text:list-item>
          <text:p text:style-name="P1">::isInteger($x,$min,$max)- teste si le nombre est compris entre min et max</text:p>
        </text:list-item>
        <text:list-item>
          <text:p text:style-name="P1">::isString($s,$pattern)- teste si le texte correpond au pattern (pattern au sens perl pattern voir manuel php preg_match).</text:p>
        </text:list-item>
      </text:list>
      <text:p text:style-name="Text_20_body">Exemple mobile ::isString(te_mobile,0[6|7][0-9]{6}) numéro à 8 chiffres commençant par 06 ou 0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Bitstream Vera Sans" fo:font-size="18pt" fo:font-weight="bold" style:font-name-asian="Bitstream Vera Sans1" style:font-size-asian="18pt" style:font-weight-asian="bold" style:font-name-complex="Bitstream Vera Sans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Bitstream Vera Sans" fo:font-size="14pt" fo:font-weight="bold" style:font-name-asian="Bitstream Vera Sans1" style:font-size-asian="14pt" style:font-weight-asian="bold" style:font-name-complex="Bitstream Vera Sans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Brison</meta:initial-creator>
    <meta:creation-date>2010-05-28T09:22:02</meta:creation-date>
    <meta:generator>OpenOffice.org/3.2$Linux OpenOffice.org_project/320m12$Build-9483</meta:generator>
    <dc:date>2010-05-28T09:26:44</dc:date>
    <dc:creator>Eric Brison</dc:creator>
    <meta:editing-duration>PT00H04M42S</meta:editing-duration>
    <meta:editing-cycles>2</meta:editing-cycles>
    <meta:document-statistic meta:table-count="0" meta:image-count="0" meta:object-count="0" meta:page-count="1" meta:paragraph-count="14" meta:word-count="200" meta:character-count="1365"/>
  </office:meta>
</office:document-meta>
</file>